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List_20_Paragraph" style:list-style-name="WWNum9">
      <style:paragraph-properties fo:orphans="0" fo:widows="0"/>
      <style:text-properties officeooo:rsid="001c7755" officeooo:paragraph-rsid="001c7755"/>
    </style:style>
    <style:style style:name="P2" style:family="paragraph" style:parent-style-name="List_20_Paragraph" style:list-style-name="WWNum9">
      <style:paragraph-properties fo:margin-left="0in" fo:margin-right="0in" fo:orphans="0" fo:widows="0" fo:text-indent="0in" style:auto-text-indent="false"/>
      <style:text-properties officeooo:rsid="001c7755" officeooo:paragraph-rsid="001c7755"/>
    </style:style>
    <style:style style:name="P3" style:family="paragraph" style:parent-style-name="List_20_Paragraph">
      <style:paragraph-properties fo:margin-left="0in" fo:margin-right="0in" fo:orphans="0" fo:widows="0" fo:text-indent="0in" style:auto-text-indent="false"/>
      <style:text-properties officeooo:rsid="001c7755" officeooo:paragraph-rsid="001c7755"/>
    </style:style>
    <style:style style:name="P4" style:family="paragraph" style:parent-style-name="Text_20_body">
      <style:text-properties officeooo:rsid="001c7755" officeooo:paragraph-rsid="001c7755"/>
    </style:style>
    <style:style style:name="P5" style:family="paragraph" style:parent-style-name="Title">
      <style:text-properties officeooo:rsid="001c7755" officeooo:paragraph-rsid="001c7755"/>
    </style:style>
    <style:style style:name="T1" style:family="text">
      <style:text-properties fo:color="#00000a" loext:opacity="100%" style:font-name-asian="Times New Roman" style:language-asian="en" style:country-asian="GB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port For Program</text:p>
      <text:p text:style-name="P4">Luca Hyde</text:p>
      <text:p text:style-name="P4"/>
      <text:list xml:id="list2981543086" text:style-name="WWNum9">
        <text:list-item>
          <text:p text:style-name="P1"><text:span text:style-name="T1">Requirements</text:span></text:p>
          <text:p text:style-name="P2"><text:span text:style-name="T1">The Requirements for this program are:Functionality, Ease of use, and efficiency</text:span></text:p>
        </text:list-item>
      </text:list>
      <text:p text:style-name="P3"><text:span text:style-name="T1">The program I am building is designed to take in inputs, (size of poster)</text:span></text:p>
      <text:p text:style-name="P3"><text:span text:style-name="T1">Minimum 10 copies, with the first 10 copies charging more, then after 10 copies, the charge reduces. </text:span></text:p>
      <text:p text:style-name="P3"><text:span text:style-name="T1">3 choices of paper</text:span></text:p>
      <text:p text:style-name="P3"><text:span text:style-name="T1"/></text:p>
      <text:p text:style-name="P3"><text:span text:style-name="T1">Inputs required:</text:span></text:p>
      <text:p text:style-name="P3"><text:span text:style-name="T1">Poster size, (lengthxwidth)</text:span></text:p>
      <text:p text:style-name="P3"><text:span text:style-name="T1">Quantity (&gt;10&gt;</text:span></text:p>
      <text:p text:style-name="P3"><text:span text:style-name="T1">Selection of paper</text:span></text:p>
      <text:p text:style-name="P3"><text:span text:style-name="T1">Customer Info</text:span></text:p>
      <text:p text:style-name="P3"><text:span text:style-name="T1"/></text:p>
      <text:p text:style-name="P3"><text:span text:style-name="T1">Outputs:</text:span></text:p>
      <text:p text:style-name="P3"><text:span text:style-name="T1">Customer Details</text:span></text:p>
      <text:p text:style-name="P3"><text:span text:style-name="T1">Total Order Price</text:span></text:p>
      <text:p text:style-name="P3"><text:span text:style-name="T1"/></text:p>
      <text:p text:style-name="P3"><text:span text:style-name="T1">Should be:</text:span></text:p>
      <text:p text:style-name="P3"><text:span text:style-name="T1">Event driven</text:span></text:p>
      <text:p text:style-name="P3"><text:span text:style-name="T1"/></text:p>
      <text:p text:style-name="P3"><text:span text:style-name="T1">Specification</text:span></text:p>
      <text:p text:style-name="P3"><text:span text:style-name="T1"/></text:p>
      <text:p text:style-name="P3"><text:span text:style-name="T1">Program that creates outputs of required price for a certain poster, with type of paper, size, and quantity with a minimum.</text:span></text:p>
      <text:p text:style-name="P3"><text:span text:style-name="T1"/></text:p>
      <text:p text:style-name="P3"><text:span text:style-name="T1">Design<text:line-break/><text:line-break/>Simple program, with multiple input fields, a button to calculate, and inputs that are pushed out at the bottom</text:span></text:p>
      <text:p text:style-name="P3"><text:span text:style-name="T1"/></text:p>
      <text:p text:style-name="P3"><text:span text:style-name="T1">Implementation</text:span></text:p>
      <text:p text:style-name="P3"><text:span text:style-name="T1"/></text:p>
      <text:p text:style-name="P3"><text:span text:style-name="T1">Python with a UI framework, Most likely Tinker</text:span></text:p>
      <text:p text:style-name="P3"><text:span text:style-name="T1"/></text:p>
      <text:p text:style-name="P3"><text:span text:style-name="T1">Debugging</text:span></text:p>
      <text:p text:style-name="P3"><text:span text:style-name="T1"/></text:p>
      <text:p text:style-name="P3"><text:span text:style-name="T1">I will use myself, and someone else with a checklist of what the program can and cannot do and put bad inputs into it, until it works as expected</text:span></text:p>
      <text:p text:style-name="P3"><text:span text:style-name="T1"/></text:p>
      <text:p text:style-name="P3"><text:span text:style-name="T1">Maintenence</text:span></text:p>
      <text:p text:style-name="P3"><text:span text:style-name="T1"><text:line-break/>Once the program is complete, it will not need any more editing</text:span></text:p>
      <text:p text:style-name="P3"><text:span text:style-name="T1"/></text:p>
      <text:p text:style-name="P3"><text:span text:style-name="T1">Deployment</text:span></text:p>
      <text:p text:style-name="P3"><text:span text:style-name="T1"><text:line-break/></text:span><text:soft-page-break/><text:span text:style-name="T1">It will be deployed to Posters R Us after development is finished</text:span></text:p>
      <text:p text:style-name="P3"><text:span text:style-name="T1"/></text:p>
      <text:p text:style-name="P3"><text:span text:style-name="T1">Postmortem</text:span></text:p>
      <text:p text:style-name="P3"><text:span text:style-name="T1"><text:line-break/>To Do After Completet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ListLabel_20_78" style:display-name="ListLabel 78" style:family="text"/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bullet text:level="1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9T11:40:17.004689356</meta:creation-date>
    <dc:date>2022-05-09T11:50:46.051477865</dc:date>
    <meta:editing-duration>PT9S</meta:editing-duration>
    <meta:editing-cycles>1</meta:editing-cycles>
    <meta:document-statistic meta:table-count="0" meta:image-count="0" meta:object-count="0" meta:page-count="2" meta:paragraph-count="30" meta:word-count="188" meta:character-count="1119" meta:non-whitespace-character-count="958"/>
    <meta:generator>LibreOffice/7.3.1.3$Linux_X86_64 LibreOffice_project/30$Build-3</meta:generator>
  </office:meta>
</office:document-meta>
</file>